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BAF499EAF797B926.png" manifest:media-type="image/png"/>
  <manifest:file-entry manifest:full-path="Pictures/10000200000000AB000000AB6F723210BF38C6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7e91"/>
    </style:style>
    <style:style style:name="P2" style:family="paragraph" style:parent-style-name="Standard">
      <style:paragraph-properties fo:text-align="start" style:justify-single-word="false"/>
      <style:text-properties officeooo:paragraph-rsid="001a7e9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7e9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7e91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1311606137867001618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04613908944672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204614802899829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204613775045986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204614189482058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204615041026822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204614657633500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204613350798365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204615369085690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204614884566910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204613440701773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204614834733988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2524901139992066022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04615473007965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204614759550498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204614063089510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46:13.25426994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9:59.510695092</meta:creation-date>
    <meta:editing-duration>PT1M13S</meta:editing-duration>
    <meta:editing-cycles>4</meta:editing-cycles>
    <meta:generator>LibreOffice/5.0.6.2$Linux_X86_64 LibreOffice_project/00$Build-2</meta:generator>
    <dc:date>2016-08-29T20:46:13.214114145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